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h text:style-name="Heading_20_4" text:outline-level="4">Anleitung laden</text:h>
        <text:p text:style-name="Textkörper_20_Einrückung_20_Xaver">Wenn Sie dieses Dokument sehen, haben Sie den Menupunkt „Anleitung laden“ schon erfolgreich gemeistert. 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16" meta:character-count="120"/>
    <dc:date>2014-06-23T14:50:13.50</dc:date>
    <meta:editing-duration>P0D</meta:editing-duration>
    <meta:editing-cycles>1</meta:editing-cycles>
    <meta:generator>OpenOffice/4.1.0$Win32 OpenOffice.org_project/410m18$Build-9764</meta:generator>
  </office:meta>
</office:document-meta>
</file>